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Bookman Old Style" svg:font-family="'Bookman Old Style'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Demi" svg:font-family="'Franklin Gothic Dem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fficerTable" style:family="table">
      <style:table-properties style:width="6.4493in" fo:margin-left="0.4799in" fo:margin-right="-0.0042in" fo:break-before="page" table:align="margins" style:writing-mode="lr-tb"/>
    </style:style>
    <style:style style:name="OfficerTable.A" style:family="table-column">
      <style:table-column-properties style:column-width="2.0104in" style:rel-column-width="2895*"/>
    </style:style>
    <style:style style:name="OfficerTable.B" style:family="table-column">
      <style:table-column-properties style:column-width="4.4389in" style:rel-column-width="6392*"/>
    </style:style>
    <style:style style:name="OfficerTable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Century Schoolbook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entury Schoolbook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 Black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fo:margin-top="0in" fo:margin-bottom="0.0799in" fo:text-align="start" style:justify-single-word="false" style:text-autospace="none"/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.1665in" fo:margin-right="0in" fo:margin-top="0in" fo:margin-bottom="0.0799in" fo:text-align="start" style:justify-single-word="false" fo:text-indent="-0.1665in" style:auto-text-indent="false" style:text-autospace="none">
        <style:tab-stops/>
      </style:paragraph-properties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0799in" fo:margin-bottom="0in" fo:text-align="start" style:justify-single-word="false" style:text-autospace="none"/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break-before="page" style:text-autospace="none"/>
      <style:text-properties style:font-name="Century Schoolbook" fo:font-size="12pt" style:font-size-asian="12pt" style:font-size-complex="12pt"/>
    </style:style>
    <style:style style:name="P10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style:text-autospace="none"/>
      <style:text-properties style:font-name="Century Schoolbook" fo:font-size="12pt" style:font-size-asian="12pt" style:font-size-complex="12pt"/>
    </style:style>
    <style:style style:name="P11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Century Schoolbook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margin-left="0.0035in" fo:margin-right="0.0035in" fo:line-height="115%" fo:text-indent="0in" style:auto-text-indent="false"/>
      <style:text-properties style:font-name="Century Schoolbook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tement of Resignation of Registered Agent</text:p>
      <text:p text:style-name="P1"/>
      <text:p text:style-name="P7">1. This change affects only the entities on the attached list.</text:p>
      <text:p text:style-name="P7">2. I, WyomingRegisteredAgent.com, Inc., hereby resign my agency appointment as the registered agent for the entities listed on the attached list.</text:p>
      <text:p text:style-name="P7">3. I hereby certify that notice of my resignation was sent on [onshow.notice_date] to an officer or controlling member of the business entities to its last known address thirty (30) days prior to the filing of this statement with the Wyoming Secretary of State.</text:p>
      <text:p text:style-name="P7">4. The resignation is effective immediately upon filing of this statement with the Wyoming Secretary of State.</text:p>
      <text:p text:style-name="P7">5. If the registered office address is currently on file as the mailing and/or principal office address, a separate notice must be provided to change the mailing and/or principal office address to the last known address.</text:p>
      <text:p text:style-name="P6"/>
      <text:p text:style-name="P2"><text:span text:style-name="T2">Signature: __________________________________________<text:tab/></text:span><text:span text:style-name="T1">Date: </text:span><text:span text:style-name="T1"><text:date style:data-style-name="N36" text:date-value="2011-05-23T23:11:11.45">05/23/2011</text:date></text:span></text:p>
      <text:p text:style-name="P3"><text:tab/><text:tab/>(Shall be executed by the registered agent.)</text:p>
      <text:p text:style-name="P8">Print Name: Keith T. Vogt</text:p>
      <text:p text:style-name="P2">Title: President</text:p>
      <text:p text:style-name="P2"/>
      <text:p text:style-name="P2">Contact Person: Keith Vogt</text:p>
      <text:p text:style-name="P2">Daytime Phone Number: 307-637-5151</text:p>
      <text:p text:style-name="P5"/>
      <text:p text:style-name="P5"/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11">Filing Number</text:p>
            </table:table-cell>
            <table:table-cell table:style-name="OfficerTable.A1" office:value-type="string">
              <text:p text:style-name="P11">Filing Name</text:p>
            </table:table-cell>
          </table:table-row>
        </table:table-header-rows>
        <table:table-row>
          <table:table-cell table:style-name="OfficerTable.A1" office:value-type="string">
            <text:p text:style-name="P12">[a.name;block=table:table-row]</text:p>
          </table:table-cell>
          <table:table-cell table:style-name="OfficerTable.A1" office:value-type="string">
            <text:p text:style-name="P12">[a.address]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Bookman Old Style" svg:font-family="'Bookman Old Style'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Demi" svg:font-family="'Franklin Gothic Dem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ith Vogt</meta:initial-creator>
    <meta:creation-date>2011-05-23T21:58:51.86</meta:creation-date>
    <dc:date>2011-05-23T23:11:11.43</dc:date>
    <dc:creator>Keith Vogt</dc:creator>
    <meta:editing-duration>PT30M38S</meta:editing-duration>
    <meta:editing-cycles>7</meta:editing-cycles>
    <meta:generator>OpenOffice.org/3.3$Win32 OpenOffice.org_project/330m20$Build-9567</meta:generator>
    <meta:document-statistic meta:table-count="1" meta:image-count="0" meta:object-count="0" meta:page-count="2" meta:paragraph-count="16" meta:word-count="167" meta:character-count="1124"/>
  </office:meta>
</office:document-meta>
</file>